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7.253cm" svg:height="4.39cm" draw:transform="skewX (-1.36537107383516) rotate (-1.43151905248575) translate (5.993cm -4.968cm)">
          <text:p/>
          <draw:enhanced-geometry svg:viewBox="0 0 21600 21600" draw:glue-points="10800 0 0 10800 10800 21600 21600 10800" draw:text-areas="5400 5400 16200 16200" draw:mirror-horizontal="false" draw:type="diamond" draw:enhanced-path="M 10800 0 L 21600 10800 10800 21600 0 10800 10800 0 Z N"/>
        </draw:custom-shape>
        <draw:line draw:style-name="gr2" draw:text-style-name="P1" draw:layer="layout" svg:x1="3.401cm" svg:y1="8.674cm" svg:x2="21.801cm" svg:y2="8.474cm">
          <text:p/>
        </draw:line>
        <draw:line draw:style-name="gr3" draw:text-style-name="P1" draw:layer="layout" svg:x1="10.4cm" svg:y1="5.2cm" svg:x2="5.8cm" svg:y2="7.4cm">
          <text:p/>
        </draw:line>
        <draw:line draw:style-name="gr3" draw:text-style-name="P1" draw:layer="layout" svg:x1="10.4cm" svg:y1="5.2cm" svg:x2="5.8cm" svg:y2="12cm">
          <text:p/>
        </draw:line>
        <draw:line draw:style-name="gr4" draw:text-style-name="P1" draw:layer="layout" svg:x1="10.4cm" svg:y1="5.2cm" svg:x2="12.4cm" svg:y2="5.2cm">
          <text:p text:style-name="P1"/>
          <text:p text:style-name="P1"/>
          <text:p text:style-name="P1">E(M)</text:p>
        </draw:line>
        <draw:line draw:style-name="gr3" draw:text-style-name="P1" draw:layer="layout" svg:x1="10.4cm" svg:y1="5.2cm" svg:x2="6.2cm" svg:y2="3.4cm">
          <text:p/>
        </draw:line>
        <draw:custom-shape draw:style-name="gr1" draw:text-style-name="P1" draw:layer="layout" svg:width="7.253cm" svg:height="4.39cm" draw:transform="skewX (-1.36537107383516) rotate (-1.43151905248575) translate (19.691cm -4.963cm)">
          <text:p/>
          <draw:enhanced-geometry svg:viewBox="0 0 21600 21600" draw:glue-points="10800 0 0 10800 10800 21600 21600 10800" draw:text-areas="5400 5400 16200 16200" draw:mirror-horizontal="false" draw:type="diamond" draw:enhanced-path="M 10800 0 L 21600 10800 10800 21600 0 10800 10800 0 Z N"/>
        </draw:custom-shape>
        <draw:g>
          <svg:title>TexMaths</svg:title>
          <svg:desc>28§display§\sigma_0§svg§600§FALSE</svg:desc>
          <draw:polygon draw:style-name="gr5" draw:layer="layout" svg:width="0.576cm" svg:height="0.585cm" svg:x="5.423cm" svg:y="12.8cm" svg:viewBox="0 0 577 586" draw:points="289,586 0,586 0,0 577,0 577,586">
            <text:p/>
          </draw:polygon>
          <draw:path draw:style-name="gr6" draw:layer="layout" svg:width="0.314cm" svg:height="0.445cm" svg:x="5.445cm" svg:y="12.8cm" svg:viewBox="0 0 315 446" svg:d="M287 60c7 0 28 0 28-37 0-23-11-23-23-23h-135c-91 0-157 166-157 286 0 91 35 160 89 160 71 0 151-120 151-277 0-18 0-66-19-109zM89 426c-28 0-52-37-52-112 0-28 7-111 29-171 23-72 61-83 81-83 49 0 54 66 54 97 0 46-12 129-32 180-24 60-56 89-80 89z">
            <text:p/>
          </draw:path>
          <draw:path draw:style-name="gr6" draw:layer="layout" svg:width="0.193cm" svg:height="0.482cm" svg:x="5.784cm" svg:y="12.917cm" svg:viewBox="0 0 194 483" svg:d="M194 243c0-77-5-132-24-183-13-31-40-60-72-60-98 0-98 194-98 243 0 51 0 240 98 240 96 0 96-189 96-240zM98 463c-20 0-46-17-54-77-5-40-5-100-5-152 0-51 0-105 5-143 10-57 35-71 54-71 22 0 44 23 50 63 7 40 9 91 9 151 0 52 0 106-7 149-8 66-35 80-52 80z">
            <text:p/>
          </draw:path>
        </draw:g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7T19:37:42.887553773</meta:creation-date>
    <dc:date>2014-08-27T19:42:40.519819291</dc:date>
    <meta:editing-duration>P0D</meta:editing-duration>
    <meta:editing-cycles>1</meta:editing-cycles>
    <meta:document-statistic meta:object-count="34"/>
    <meta:generator>LibreOffice/4.2.4.2$Linux_X86_64 LibreOffice_project/420m0$Build-2</meta:generator>
  </office:meta>
</office:document-meta>
</file>